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cm" fo:min-width="8cm"/>
      <style:paragraph-properties style:writing-mode="lr-tb"/>
    </style:style>
    <style:style style:name="gr3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9.9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c9211e" loext:opacity="100%"/>
    </style:style>
    <style:style style:name="P5" style:family="paragraph">
      <loext:graphic-properties draw:fill="none" draw:fill-color="#ffffff"/>
      <style:text-properties fo:color="#c9211e" loext:opacity="100%"/>
    </style:style>
    <style:style style:name="P6" style:family="paragraph">
      <loext:graphic-properties draw:fill="none"/>
      <style:text-properties fo:color="#c9211e" loext:opacity="100%"/>
    </style:style>
    <style:style style:name="P7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2.063cm" svg:height="0.962cm" svg:x="2cm" svg:y="1.75cm">
          <draw:text-box>
            <text:p><text:s/>FUNÇÃO: <text:span text:style-name="T1">INSPEÇÃO RECEBIMENTO </text:span></text:p>
          </draw:text-box>
        </draw:frame>
        <draw:custom-shape draw:style-name="gr2" draw:text-style-name="P2" draw:layer="layout" svg:width="8.5cm" svg:height="2.75cm" svg:x="2.25cm" svg:y="4cm">
          <text:p text:style-name="P2">Registro Inspeçã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2.75cm" svg:x="2.25cm" svg:y="11.75cm">
          <text:p text:style-name="P2">Inspeção recebimento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75cm" svg:y1="4.25cm" svg:x2="11.75cm" svg:y2="4.25cm">
          <text:p/>
        </draw:line>
        <draw:frame draw:style-name="gr4" draw:text-style-name="P1" draw:layer="layout" svg:width="7.377cm" svg:height="4.517cm" svg:x="12cm" svg:y="3.5cm">
          <draw:text-box>
            <text:p>NR_SEQUENCIA</text:p>
            <text:p>CD_CNPJ</text:p>
            <text:p>DT_ATUALIZACAO</text:p>
            <text:p>NM_USUARIO_NREC</text:p>
            <text:p>NR_NOTA_FISCAL</text:p>
            <text:p>DT_REGISTRO</text:p>
          </draw:text-box>
        </draw:frame>
        <draw:frame draw:style-name="gr1" draw:text-style-name="P5" draw:layer="layout" svg:width="7.453cm" svg:height="0.962cm" svg:x="2.75cm" svg:y="5.75cm">
          <draw:text-box>
            <text:p text:style-name="P4">INSPECAO_REGISTRO</text:p>
          </draw:text-box>
        </draw:frame>
        <draw:line draw:style-name="gr3" draw:text-style-name="P3" draw:layer="layout" svg:x1="9.25cm" svg:y1="12cm" svg:x2="11.25cm" svg:y2="12cm">
          <text:p/>
        </draw:line>
        <draw:frame draw:style-name="gr5" draw:text-style-name="P6" draw:layer="layout" svg:width="8.778cm" svg:height="0.963cm" svg:x="2.222cm" svg:y="13.5cm">
          <draw:text-box>
            <text:p text:style-name="P4">INSPECAO_RECEBIMENTO</text:p>
          </draw:text-box>
        </draw:frame>
        <draw:frame draw:style-name="gr6" draw:text-style-name="P7" draw:layer="layout" svg:width="8.5cm" svg:height="10.205cm" svg:x="12cm" svg:y="8.545cm">
          <draw:text-box>
            <text:p>NR_SEQUENCIA</text:p>
            <text:p>DS_MATERIAL</text:p>
            <text:p>DS_MATERIAL</text:p>
            <text:p>Quantidade</text:p>
            <text:p>DS_FORNECEDOR</text:p>
            <text:p>NR_ORDEM_COMPRA</text:p>
            <text:p>NR_NOTA_FISCAL</text:p>
            <text:p>DT_ENTREGA_REAL</text:p>
            <text:p>DS_PESSOA_RESPOSANVEL</text:p>
            <text:p>Obs:.inspeção por item</text:p>
            <text:p>DS_MOTIVO_DEVOLUCAO</text:p>
            <text:p/>
          </draw:text-box>
        </draw:frame>
        <draw:custom-shape draw:style-name="gr2" draw:text-style-name="P2" draw:layer="layout" svg:width="8.5cm" svg:height="2.75cm" svg:x="2cm" svg:y="20cm">
          <text:p text:style-name="P2">Divergência da Inspeção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8.25cm" svg:height="6.65cm" svg:x="11.75cm" svg:y="18.5cm">
          <draw:text-box>
            <text:p>Divergência no item automática</text:p>
            <text:p><text:s/>Gerada pelo tasy ou pelo usuário</text:p>
            <text:p>CD_MATERIAL</text:p>
            <text:p>DS_MATERIAL</text:p>
            <text:p>DS_TIPO_JUSTIFICATIVA</text:p>
            <text:p>DS_MOTIVO_ACEITE</text:p>
          </draw:text-box>
        </draw:frame>
        <draw:frame draw:style-name="gr1" draw:text-style-name="P5" draw:layer="layout" svg:width="8.507cm" svg:height="0.962cm" svg:x="2cm" svg:y="21.538cm">
          <draw:text-box>
            <text:p text:style-name="P4">INSPECAO_DIVERGENCIA</text:p>
          </draw:text-box>
        </draw:frame>
        <draw:line draw:style-name="gr3" draw:text-style-name="P3" draw:layer="layout" svg:x1="9.25cm" svg:y1="20.25cm" svg:x2="11.25cm" svg:y2="20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4T13:23:10.190000000</meta:creation-date>
    <dc:date>2023-01-05T14:46:09.871000000</dc:date>
    <meta:editing-duration>P1DT2M18S</meta:editing-duration>
    <meta:editing-cycles>1</meta:editing-cycles>
    <meta:document-statistic meta:object-count="13"/>
    <meta:generator>LibreOffice/7.0.1.2$Windows_X86_64 LibreOffice_project/7cbcfc562f6eb6708b5ff7d7397325de9e764452</meta:generator>
  </office:meta>
</office:document-meta>
</file>